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 style:master-page-name="Standard">
      <style:table-properties style:width="29.254cm" fo:margin-left="-1.018cm" fo:margin-top="0cm" fo:margin-bottom="0cm" style:page-number="auto" table:align="left" style:writing-mode="lr-tb"/>
    </style:style>
    <style:style style:name="Table1.A" style:family="table-column">
      <style:table-column-properties style:column-width="3.249cm"/>
    </style:style>
    <style:style style:name="Table1.B" style:family="table-column">
      <style:table-column-properties style:column-width="9.001cm"/>
    </style:style>
    <style:style style:name="Table1.C" style:family="table-column">
      <style:table-column-properties style:column-width="8.754cm"/>
    </style:style>
    <style:style style:name="Table1.D" style:family="table-column">
      <style:table-column-properties style:column-width="8.24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82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</style:style>
    <style:style style:name="P2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font-size="10pt" style:font-size-asian="10pt" style:font-size-complex="10pt"/>
    </style:style>
    <style:style style:name="P3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font-size="10pt" fo:font-weight="bold" style:font-size-asian="10pt" style:font-weight-asian="bold" style:font-size-complex="10pt"/>
    </style:style>
    <style:style style:name="P4" style:family="paragraph" style:parent-style-name="List_20_Paragraph" style:list-style-name="">
      <style:paragraph-properties fo:margin-left="1.27cm" fo:margin-right="0cm" fo:margin-top="0cm" fo:margin-bottom="0cm" loext:contextual-spacing="true" fo:line-height="100%" fo:text-indent="0cm" style:auto-text-indent="false"/>
    </style:style>
    <style:style style:name="P5" style:family="paragraph" style:parent-style-name="Standard">
      <style:paragraph-properties fo:margin-top="0cm" fo:margin-bottom="0.282cm" loext:contextual-spacing="false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language="smn" fo:country="FI" fo:font-weight="bold" style:font-size-asian="10pt" style:font-weight-asian="bold" style:font-size-complex="10pt"/>
    </style:style>
    <style:style style:name="T2" style:family="text">
      <style:text-properties fo:font-size="10pt" fo:language="smn" fo:country="FI" style:font-size-asian="10pt" style:font-size-complex="10pt"/>
    </style:style>
    <style:style style:name="T3" style:family="text">
      <style:text-properties fo:font-size="10pt" fo:language="smn" fo:country="FI" fo:font-weight="normal" style:font-size-asian="10pt" style:font-weight-asian="normal" style:font-size-complex="10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language="smn" fo:country="F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<text:span text:style-name="T1">Paječaalâ:</text:span></text:p>
            <text:p text:style-name="P6"><text:span text:style-name="T1">Torvotááiđuh já párnáá roppâ – Tiätu, táiđu já jurdâččemvyehi</text:span></text:p>
          </table:table-cell>
          <table:table-cell table:style-name="Table1.A1" office:value-type="string">
            <text:p text:style-name="P6"><text:span text:style-name="T1">Maid páárnáš kalga tiettiđ</text:span></text:p>
          </table:table-cell>
          <table:table-cell table:style-name="Table1.A1" office:value-type="string">
            <text:p text:style-name="P6"><text:span text:style-name="T1">Maid páárnáš kalga mättiđ</text:span></text:p>
          </table:table-cell>
          <table:table-cell table:style-name="Table1.A1" office:value-type="string">
            <text:p text:style-name="P6"><text:span text:style-name="T1">Maid páárnáš juurdâš jieijâs roopâs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">Noomah ulmuu roopâ oosijd</text:span></text:p>
          </table:table-cell>
          <table:table-cell table:style-name="Table1.A1" office:value-type="string">
            <text:p text:style-name="P1"><text:span text:style-name="T2">Maainâst párnážân ulmuu roopâ puoh oosijn.</text:span></text:p>
            <text:p text:style-name="P2"/>
            <text:p text:style-name="P1"><text:span text:style-name="T2">Máttát párnážân saanijd, moiguin roopâ uásih kočoduvvojeh.</text:span></text:p>
            <text:p text:style-name="P2"/>
            <text:p text:style-name="P1"><text:span text:style-name="T1">Uápásmuu párnáin ulmuu roopân maaŋgânáál:</text:span></text:p>
            <text:p text:style-name="P1"><text:span text:style-name="T1">keččâđ kuuvijd, sárguđ já sierâdiđ.</text:span></text:p>
            <text:p text:style-name="P7"/>
          </table:table-cell>
          <table:table-cell table:style-name="Table1.A1" office:value-type="string">
            <text:p text:style-name="P1"><text:span text:style-name="T2">Páárnáš tiätá, et puoh roopâ oosijn uážžu sárnuđ rävisulmuiguin já eres párnáiguin.</text:span></text:p>
            <text:p text:style-name="P2"/>
            <text:p text:style-name="P1"><text:span text:style-name="T2">Páárnáš máttá sárnuđ jieijâs roopâst.</text:span></text:p>
            <text:p text:style-name="P2"/>
            <text:p text:style-name="P1"><text:span text:style-name="T2">Páárnáš máttá kevttiđ hiäivulijd já tuhhiittettee noomâid roopâ oosijn.</text:span></text:p>
            <text:p text:style-name="P7"/>
          </table:table-cell>
          <table:table-cell table:style-name="Table1.A1" office:value-type="string">
            <text:p text:style-name="P1"><text:span text:style-name="T2">Ulmuu roopâ puoh uásih láá siämmáá pyereh.</text:span></text:p>
            <text:p text:style-name="P2"/>
            <text:p text:style-name="P1"><text:span text:style-name="T2">Lii tehálâš árvuštiđ já tipšođ jieijâs roopâ.</text:span></text:p>
            <text:p text:style-name="P2"/>
            <text:p text:style-name="P1"><text:span text:style-name="T2">Puohlágán roopah láá siämmáá pyereh.</text:span></text:p>
            <text:p text:style-name="P2"/>
            <text:p text:style-name="P1"><text:span text:style-name="T2">Lii pyeri, et láá maaŋgâlágán roopah.</text:span></text:p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<text:span text:style-name="T1">Vuojâdempivtâsnjuolgâdus</text:span></text:p>
          </table:table-cell>
          <table:table-cell table:style-name="Table1.A1" office:value-type="string">
            <text:p text:style-name="P6"><text:span text:style-name="T2">Maainâst párnážân, et vuojâdempihtâs vuoluubeln leijee roopâ uásih láá párnáá jieijâs uásih. Páárnáš uážžu meridiđ tain jieš.</text:span></text:p>
            <text:p text:style-name="P8"/>
            <text:p text:style-name="P6"><text:span text:style-name="T2">Kihheen ij uážu kuoskâđ vuojâdempihtâs vuoluubeln leijee oosijd, ij uážu keččâđ taid tâi sárnuđ tain jis páárnáš ij lah adelâm love.</text:span></text:p>
            <text:p text:style-name="P6"><text:span text:style-name="T4"><text:line-break/></text:span><text:span text:style-name="T1">Uápásmuu párnáin vuojâdempivtâsnjuolgâdusân maaŋgânáál:</text:span></text:p>
            <text:p text:style-name="P6"><text:span text:style-name="T1">keččâđ kuuvijd, sárguđ já sierâdiđ.</text:span></text:p>
            <text:p text:style-name="P7"/>
          </table:table-cell>
          <table:table-cell table:style-name="Table1.A1" office:value-type="string">
            <text:p text:style-name="P1"><text:span text:style-name="T2">Páárnáš iärut roopâ priivaatsoojijd, maid ij taarbâš čäittiđ kiässán, jis ij haalijd.</text:span></text:p>
            <text:p text:style-name="P3"/>
            <text:p text:style-name="P6"><text:span text:style-name="T2">Páárnáš tiätá, et nubbe olmooš puáhtá keččâđ tâi tutkâđ nube ulmuu vuojâdempihtâs vuoluubeln leijee oosijd tuše, jis tot lii kuábbáá-uv mielâst loválâš já suotâs.</text:span></text:p>
            <text:p text:style-name="P8"/>
            <text:p text:style-name="P6"><text:span text:style-name="T2">Páárnáš tobdá vuojâdempivtâsnjuolgâdus já máttá ettâđ ij, jis kiinii rikko njuolgâdus.</text:span></text:p>
            <text:p text:style-name="P7"/>
          </table:table-cell>
          <table:table-cell table:style-name="Table1.A1" office:value-type="string">
            <text:p text:style-name="P6"><text:span text:style-name="T2">Roopâst láá eromâš, priivaat já tivrâs sajeh.</text:span></text:p>
            <text:p text:style-name="P6"><text:span text:style-name="T4"><text:line-break/></text:span><text:span text:style-name="T2">Taid kalga já uážžu suoijiđ.</text:span></text:p>
            <text:p text:style-name="P7"/>
            <text:p text:style-name="P6"><text:span text:style-name="T3">Taid ij koolgâ čäittiđ puohháid, veikkâ toh láá pyereh já tivrâseh.</text:span></text:p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"><text:span text:style-name="T1">Kuoskâttem njuolgâdus</text:span></text:p>
          </table:table-cell>
          <table:table-cell table:style-name="Table1.A1" office:value-type="string">
            <text:p text:style-name="P6"><text:span text:style-name="T2">Maainâst párnážân, moi nalijguin nube puáhtá kuoskâttiđ. Nube ulmuu uážžu kuoskâttiđ tuše, jis tot oro nube mielâst vuovâsin já loválâžžân.</text:span></text:p>
            <text:p text:style-name="P8"/>
            <text:p text:style-name="P6"><text:span text:style-name="T2">Roopâ kuoskâttem ij uážu orroođ unohâssân, ige tast uážu šoddâđ nievris mielâ.</text:span></text:p>
            <text:p text:style-name="P8"/>
            <text:p text:style-name="P6"><text:span text:style-name="T2">Juáháš tiätá jieš pyeremustáá, magarin kuoskâttem oro já haalijd-uv tom. Vuovâs kuoskâttem ij lah syeligâsvuotâ.</text:span></text:p>
            <text:p text:style-name="P8"/>
            <text:p text:style-name="P6"><text:span text:style-name="T1">Vuovâs kuoskâtmist šadda torvolâš já pyeri mielâ. Unohis kuoskâttem keežild olmooš poovčâst, pala tâi lii suttâm.</text:span></text:p>
            <text:p text:style-name="P8"/>
          </table:table-cell>
          <table:table-cell table:style-name="Table1.A1" office:value-type="string">
            <text:p text:style-name="P6"><text:span text:style-name="T2">Páárnáš máttá koijâdiđ love, ovdil ko kuoskât nube ulmuu, ovdâmerkkân cummâluš tâi kuáská priivaat soojijd.</text:span></text:p>
            <text:p text:style-name="P8"/>
            <text:p text:style-name="P6"><text:span text:style-name="T2">Páárnáš máttá tubdâđ, et láá jieškote-uvlágán kuoskâtmeh moh oroh ereslágánin.</text:span></text:p>
            <text:p text:style-name="P7"/>
            <text:p text:style-name="P6"><text:span text:style-name="T2">Páárnáš máttá tubdâđ jieijâs tobdoid.</text:span></text:p>
            <text:p text:style-name="P8"/>
            <text:p text:style-name="P6"><text:span text:style-name="T2">Páárnáš máttá ettâđ ij, jis ij haalijd kuoskâttuđ.</text:span></text:p>
            <text:p text:style-name="P8"/>
            <text:p text:style-name="P6"><text:span text:style-name="T2">Páárnáš osko, jis nubbe páárnáš kiäldá kuoskâtmist.</text:span></text:p>
            <text:p text:style-name="P8"/>
          </table:table-cell>
          <table:table-cell table:style-name="Table1.A1" office:value-type="string">
            <text:p text:style-name="P6"><text:span text:style-name="T2">Párnást lii väldi meridiđ tast, kii kuoskât suu roopâ.</text:span></text:p>
            <text:p text:style-name="P8"/>
            <text:p text:style-name="P6"><text:span text:style-name="T2">Nube ulmuu roopâ kalga ain kunnijâttiđ.</text:span></text:p>
            <text:p text:style-name="P8"/>
            <text:p text:style-name="P6"><text:span text:style-name="T2">Puohâin lii vuoigâdvuotâ meridiđ jieijâs roopâst, já tom kalga ain kunnijâttiđ.</text:span></text:p>
            <text:p text:style-name="P8"/>
            <text:p text:style-name="P6"><text:span text:style-name="T2">Kihheen ij uážu sárnuđ fasteeht kiännán roopâst, tondiet ko tot sáttá povčâgittiđ já oro unohâssân nube mielâst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">Kuulmâ ceehi njuolgâdus</text:span></text:p>
          </table:table-cell>
          <table:table-cell table:style-name="Table1.A1" office:value-type="string">
            <text:p text:style-name="P6"><text:span text:style-name="T2">Máttát párnážân kuulmâ ceehi njuolgâdus.</text:span></text:p>
            <text:p text:style-name="P7"/>
            <text:p text:style-name="P4"><text:span text:style-name="T1">1. Eeđâ IJ.</text:span></text:p>
            <text:p text:style-name="P4"><text:span text:style-name="T1">2. Vyelgi meddâl.</text:span></text:p>
            <text:p text:style-name="P4"><text:span text:style-name="T1">3. Maainâs uápis, torvolii rävisulmui.</text:span></text:p>
            <text:p text:style-name="P7"/>
          </table:table-cell>
          <table:table-cell table:style-name="Table1.A1" office:value-type="string">
            <text:p text:style-name="P6"><text:span text:style-name="T2">Páárnáš máttá toimâđ rievtisnáál, jis sun pala tilálâšvuođâst tâi tot oro unohâssân.</text:span></text:p>
            <text:p text:style-name="P7"/>
            <text:p text:style-name="P6"><text:span text:style-name="T2">Páárnáš máttá tubdâđ unohis kuoskâttem já aldavuođâ já kiäldádâttâđ tast, jis tot oro unohâssân.</text:span></text:p>
            <text:p text:style-name="P8"/>
            <text:p text:style-name="P6"><text:span text:style-name="T2">Páárnáš máttá uuccâđ iše.</text:span></text:p>
            <text:p text:style-name="P7"/>
          </table:table-cell>
          <table:table-cell table:style-name="Table1.A1" office:value-type="string">
            <text:p text:style-name="P6"><text:span text:style-name="T2">Páárnáš uážžu piäluštâttâđ.</text:span></text:p>
            <text:p text:style-name="P8"/>
            <text:p text:style-name="P6"><text:span text:style-name="T2">Rävisulmuuh išedeh párnáá kuulmâ ceehi njuolgâdus nuávditmist.</text:span></text:p>
            <text:p text:style-name="P8"/>
            <text:p text:style-name="P6"><text:span text:style-name="T2">Páárnáš puáhtá já uážžu uuccâđ rävisulmuin iše.</text:span></text:p>
            <text:p text:style-name="P8"/>
            <text:p text:style-name="P6"><text:span text:style-name="T2">Torvolijd rävisulmuid kannat mainâstiđ, jis kuoskâttem lii orroom unohâssân.</text:span></text:p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i" fo:country="FI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fi" fo:country="FI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fi" fo:country="FI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tsikko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akemisto" style:family="paragraph" style:parent-style-name="Standard" style:default-outline-level="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eliteteksti_20_Char" style:display-name="Seliteteksti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in_20_teksti_20_Char" style:display-name="Kommentin teksti Char" style:family="text" style:parent-style-name="Default_20_Paragraph_20_Font">
      <style:text-properties fo:font-size="10pt" style:font-size-asian="10pt" style:font-size-complex="10pt"/>
    </style:style>
    <style:style style:name="Kommentin_20_otsikko_20_Char" style:display-name="Kommentin otsikko Char" style:family="text" style:parent-style-name="Kommentin_20_teksti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3-07T11:30:00</meta:creation-date>
    <meta:initial-creator>Anja Saloheimo</meta:initial-creator>
    <dc:language>fi-FI</dc:language>
    <meta:print-date>2016-10-03T08:18:00</meta:print-date>
    <dc:date>2017-07-13T15:07:33</dc:date>
    <meta:editing-cycles>8</meta:editing-cycles>
    <meta:editing-duration>PT21M</meta:editing-duration>
    <meta:generator>LibreOffice/6.4.6.2$Linux_X86_64 LibreOffice_project/40$Build-2</meta:generator>
    <meta:document-statistic meta:table-count="1" meta:image-count="0" meta:object-count="0" meta:page-count="1" meta:paragraph-count="54" meta:word-count="446" meta:character-count="3172" meta:non-whitespace-character-count="2777"/>
    <meta:user-defined meta:name="AppVersion">16.0000</meta:user-defined>
    <meta:user-defined meta:name="Company">Väestöliitto r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